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style:tab-stops>
          <style:tab-stop style:position="2.1701in"/>
        </style:tab-stops>
      </style:paragraph-properties>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s 4 sauveurs</text:p>
      <text:p text:style-name="Standard">(Scénario pour Rolemaster Express)</text:p>
      <text:p text:style-name="Standard">Par Renaud Guezennec.</text:p>
      <text:p text:style-name="P1">Voleur : homme à tout faire de Sir Millfield.</text:p>
      <text:p text:style-name="Standard">Druide : doit établir des bonnes relations afin de creer un bon commerce entre ton village et la ville de <text:span text:style-name="T1">Glen Strok</text:span>. </text:p>
      <text:p text:style-name="Standard">Le mage souhaite obtenir l'accès à la bibliothèque personnelles de <text:span text:style-name="T1">Sir Millfield</text:span> (ancien maitre mage de l'académie de Glen Estate) (le top 10 des mages du royaumes).</text:p>
      <text:p text:style-name="Standard"/>
      <text:p text:style-name="Standard">Les PJ sont invités par Sir Millfield. <text:s/>Il est le seigneur de la ville de Glen Strok. </text:p>
      <text:p text:style-name="Standard">Un de ses vasseaux a demandé la protection de son suzerin (donc lui) car un fort de basse montagne ne remplit plus son rôle. Les convois de ravitaillement ne sont pas revenue et des messages des pays voisins nous demande de rétablir les lignes de ravitaillement car ce fort sert exclusivement aux victuailles pour les troupes impériales. Pour répondre à cet appel, il envoie 3 agents (les PJ).</text:p>
      <text:p text:style-name="Standard"/>
      <text:p text:style-name="Standard">Il y a 4 jours de cheval pour rejoindre la ville du vassal : <text:span text:style-name="T1">BlackerTown</text:span>. </text:p>
      <text:p text:style-name="Standard"/>
      <text:p text:style-name="Standard">-Sur le trajet les pj rencontre une bande de 4 voleurs/hors la loi, des petites frappes.</text:p>
      <text:p text:style-name="Standard">-Petit village au pied des montagnes : <text:span text:style-name="T1">Stonesheep</text:span></text:p>
      <text:p text:style-name="Standard">-chemin de montagne (pas praticable à cheval) </text:p>
      <text:p text:style-name="Standard">-une ombre survole les PJ. </text:p>
      <text:p text:style-name="Standard">-l'ombre rentre dans la montagne.</text:p>
      <text:p text:style-name="Standard">-vent élétrique bizarre. </text:p>
      <text:p text:style-name="Standard">-Tremblement de terre.</text:p>
      <text:p text:style-name="Standard">-grotte de la petite fille. </text:p>
      <text:p text:style-name="Standard">(1 h d'escalade pour monter à la grotte)</text:p>
      <text:p text:style-name="Standard">Les pj voient une petite fille de 6 ans , le tin un peu vert/marron avec des éclats argentés.</text:p>
      <text:p text:style-name="Standard">Ils la voient de dos, près d'une paroie, elle se retourne pour regarder l'entrée. Elle a visiblement un animal dans la bouche, encore vivant sa queu dépasse de la bouche de la gamine (<text:span text:style-name="T1">Mindël</text:span>).</text:p>
      <text:p text:style-name="Standard">Elle mort un grand coup, l'animal arrete de s'agiter et elle aspire la queu de la pauvre bête.</text:p>
      <text:p text:style-name="Standard"/>
      <text:p text:style-name="Standard">Le décor : une grande pièce, sorte de hangar il est tres vaste et continue vers l'interieur de la montagne.</text:p>
      <text:p text:style-name="Standard">Il y a des traces de griffes sur les paroies, la pierre est parciellement fondue à certains endroits, </text:p>
      <text:p text:style-name="Standard">Un mage (<text:span text:style-name="T1">Sir Chatelton</text:span>) arrive et calme le jeu la tension des PJ. Il relache un sort puissant quand il comprend que les PJ sont inoffensif.</text:p>
      <text:p text:style-name="Standard">Le mage explique que la mère de la gamine est morte il y a pas longtemps et qu'il s'en occupe car il en devait une à sa mère. </text:p>
      <text:p text:style-name="Standard">Elle a été blessée par une chute de rocher sur son aile gauche.</text:p>
      <text:p text:style-name="Standard">Chatelton n'a pu identifié les fautifs mais ils ont volé la coquille de l'oeuf de <text:span text:style-name="T1">Mindël</text:span>. Cela vaut très cher pour certaines personnes.</text:p>
      <text:p text:style-name="Standard"/>
      <text:p text:style-name="Standard">Le mage les invitent à l'étage pour boire un coup. </text:p>
      <text:p text:style-name="Standard">Puis ils partent.</text:p>
      <text:p text:style-name="Standard">Quelques heures de marche après, ils tombent dans un village : <text:span text:style-name="T1">BlackerTown</text:span></text:p>
      <text:p text:style-name="Standard"/>
      <text:p text:style-name="Standard">Le seigneur de cette ville est un grand guerrier connu de tous. C'est le Chevalier Henry Clarrow, son frère Edward Clarrow fut l'un homme de bravoure et de courage. Il fut tué lors d'une victoire face au Fro'lorn (peuple d'humain natif de l'îles) sous développé mais de fort guerrier.</text:p>
      <text:p text:style-name="Standard">Henry Clarrow est content de voir les PJ, il en espérait plus. Il leur dit qu'il vaut mieux dormir ici et <text:soft-page-break/>partir au petit matin. Il gardera les chevaux. Les Pj peuvent dormir dans le chateau.</text:p>
      <text:p text:style-name="Standard"/>
      <text:p text:style-name="Standard">Au matin, la nièce de Henry Clarrow arrive. C'est une belle “blonde”. </text:p>
      <text:p text:style-name="Standard"/>
      <text:p text:style-name="Standard"><text:span text:style-name="T1">Elisabeth Clarrow</text:span> : nièce d'Henry clarrow seigneur et chevalier. Ton père est mort avant ta naissance ta mère est morte en couche. Tu peux prétendre au trône. Cependant, tes cousins : Victoria et Alfred ne sont pas tous a fait d'accord. Victoria est une lache elle serait bien prête à t'empoisonner, Alfred ne pense qu'aux soirées bricolages : Tu vois, il faut viser puis marteler, viser marteler.</text:p>
      <text:p text:style-name="Standard"/>
      <text:p text:style-name="Standard">Ils montent au fort, Il y a le drapeau de l'empire qui flotte. Des soldats de l'empire (des alliés) sont descendu pour éclaicir ça. <text:s/>Sous le commandant s'appelle : Louis D'Assagnie. <text:s text:c="2"/></text:p>
      <text:p text:style-name="Standard">Il a repris le fort car il avait peur que des ennemis ne prennent ses troupes par derrière. </text:p>
      <text:p text:style-name="Standard">Il est donc descendu des forts emperiaux. </text:p>
      <text:p text:style-name="Standard">Le fort était vide les humains sont mort de maladie. (si les PJ regarde les corps il est possible de remarquer que c'était un poison. )</text:p>
      <text:p text:style-name="Standard">Les impériaux ont tué l'arrière garde d'un groupe de brigand. La perte du fort forcera les brigands à fuir vers le nord (les plaines).</text:p>
      <text:p text:style-name="Standard"/>
      <text:p text:style-name="Standard">Une tempête de neige arrivent rendant impraticable la descente vers BlackerTown. </text:p>
      <text:p text:style-name="Standard">Louis D'Assagnie leur conseille de passer par le lit d'une rivière qui descent sur l'autre versant de la vallée. C'est plus sûr <text:s/>pour tout monde. Un poils plus long. </text:p>
      <text:p text:style-name="Standard">En descendant, le long de la rivière (l'eau de la rivière est chaude), les PJ peuvent remarqué des traces qui descendent. Elles ont 2 jours.</text:p>
      <text:p text:style-name="Standard"/>
      <text:p text:style-name="Standard">Le court de la rivière, longe deux forêts.</text:p>
      <text:p text:style-name="Standard"/>
      <text:p text:style-name="Standard">La forêt semble étrange les humains n'ont pas envie d'y rentrer l'elfe aucun probleme.</text:p>
      <text:p text:style-name="Standard">Elle devra négocier le passage pour ses amis. </text:p>
      <text:p text:style-name="Standard"/>
      <text:p text:style-name="Standard">Ils pourront traverser</text:p>
      <text:p text:style-name="Standard"/>
      <text:p text:style-name="Standard">Arriver dans un village de paysans producteur de viande de mouton, de laine et de riz. Des brigands ont menacé de détruire la ville et de tuer tout le monde si on ne leur donne pas de l'argent, du riz et 10 femmes de 15 ans. <text:s/></text:p>
      <text:p text:style-name="Standard"/>
      <text:p text:style-name="Standard">Les brigands, il y a 15 personnes + 1 mage + 1 troll et le chef. </text:p>
      <text:p text:style-name="P2">Le village, il y a 50 personnes, 30 femmes, 5 vieux, 10 ados, 5 enfants. </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Pnj 1 -32</text:p>
      <text:p text:style-name="P2">Pnj 2 -30</text:p>
      <text:p text:style-name="P2">chef <text:s/>30</text:p>
      <text:p text:style-name="P2">mago -18</text:p>
      <text:p text:style-name="P2">bestiole - 22</text:p>
      <text:p text:style-name="P2"/>
      <text:p text:style-name="P2"/>
      <text:p text:style-name="P2"/>
      <text:p text:style-name="P2"/>
      <text:p text:style-name="P2"/>
      <text:p text:style-name="P2">27 aria</text:p>
      <text:p text:style-name="P2"/>
      <text:p text:style-name="P2">18 voleur</text:p>
      <text:p text:style-name="P2">17 bestiole</text:p>
      <text:p text:style-name="P2">16 – mago 2</text:p>
      <text:p text:style-name="P2"/>
      <text:p text:style-name="P2"/>
      <text:p text:style-name="P2">-6 guerr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Bitstream Vera Sans" style:font-size-asian="12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enaud Guezennec</meta:initial-creator>
    <meta:creation-date>2010-11-08T19:46:04</meta:creation-date>
    <dc:date>2010-11-12T01:03:57</dc:date>
    <dc:creator>Renaud Guezennec</dc:creator>
    <meta:editing-duration>PT11H29M41S</meta:editing-duration>
    <meta:editing-cycles>10</meta:editing-cycles>
    <meta:generator>OpenOffice.org/3.2$Linux OpenOffice.org_project/320m19$Build-9505</meta:generator>
    <meta:document-statistic meta:table-count="0" meta:image-count="0" meta:object-count="0" meta:page-count="4" meta:paragraph-count="59" meta:word-count="923" meta:character-count="5073"/>
  </office:meta>
</office:document-meta>
</file>